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414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8_3YR_B19313G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Aggregate income in the past 12 months (in 2008 inflation-adjusted dollars)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Aggregate income in the past 12 months (in 2008 inflation-adjusted dolla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" meta:object-count="0"/>
    <meta:generator>LibreOffice/6.0.7.3$Linux_X86_64 LibreOffice_project/00m0$Build-3</meta:generator>
  </office:meta>
</office:document-meta>
</file>